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Textbody" style:family="paragraph">
      <style:paragraph-properties fo:text-align="end"/>
    </style:style>
    <style:style style:name="P3" style:parent-style-name="Textbody" style:family="paragraph">
      <style:paragraph-properties fo:text-align="end"/>
    </style:style>
    <style:style style:name="P4" style:parent-style-name="Textbody" style:family="paragraph">
      <style:paragraph-properties fo:text-align="end"/>
    </style:style>
    <style:style style:name="P5" style:parent-style-name="Título1" style:family="paragraph">
      <style:paragraph-properties fo:break-before="page"/>
    </style:style>
    <style:style style:name="P6" style:parent-style-name="Título3" style:family="paragraph">
      <style:paragraph-properties fo:break-before="page"/>
    </style:style>
    <style:style style:name="P7" style:parent-style-name="Título1" style:family="paragraph">
      <style:paragraph-properties fo:break-before="page"/>
    </style:style>
    <style:style style:name="P8" style:parent-style-name="Standard" style:family="paragraph">
      <style:paragraph-properties fo:break-before="page"/>
    </style:style>
  </office:automatic-styles>
  <office:body>
    <office:text text:use-soft-page-breaks="true">
      <text:h text:style-name="P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" text:outline-level="1">Práctica Bootstrap</text:h>
      <text:h text:style-name="Textbody" text:outline-level="1"/>
      <text:h text:style-name="Textbody" text:outline-level="1"/>
      <text:h text:style-name="Textbody" text:outline-level="1"/>
      <text:h text:style-name="Textbody" text:outline-level="1"/>
      <text:h text:style-name="Textbody" text:outline-level="1"/>
      <text:h text:style-name="Textbody" text:outline-level="1"/>
      <text:h text:style-name="Textbody" text:outline-level="1"/>
      <text:h text:style-name="Textbody" text:outline-level="1"/>
      <text:h text:style-name="Textbody" text:outline-level="1"/>
      <text:h text:style-name="Textbody" text:outline-level="1"/>
      <text:h text:style-name="Textbody" text:outline-level="1"/>
      <text:h text:style-name="Textbody" text:outline-level="1"/>
      <text:h text:style-name="Textbody" text:outline-level="1"/>
      <text:h text:style-name="Textbody" text:outline-level="1"/>
      <text:h text:style-name="P2" text:outline-level="1">Intregrantes</text:h>
      <text:h text:style-name="P3" text:outline-level="1">Diseño de interfaces web</text:h>
      <text:h text:style-name="P4" text:outline-level="1"/>
      <text:h text:style-name="P5" text:outline-level="1">1. Introducción</text:h>
      <text:p text:style-name="Standard"/>
      <text:p text:style-name="Standard">Este documento muestra y explica todos los pasos realizados a la hora de la creación de un sitio web con bootstrap. Se han utilizado diversos elementos y clases de este framework para la realización de un sitio web responsive adaptado a cualquier pantalla informática (móvil, tableta y ordenador).</text:p>
      <text:p text:style-name="Standard"/>
      <text:h text:style-name="Título1" text:outline-level="1">2. Estructura de la página</text:h>
      <text:p text:style-name="Standard"/>
      <text:h text:style-name="Título3" text:outline-level="3">Este proyecto incluye 4 páginas web que serían:</text:h>
      <text:p text:style-name="Standard">- Index:</text:p>
      <text:p text:style-name="Standard">muestra la página web inicial donde se muestra un sencillo slider junto con un breve descripción de la leyenda de la música reage Bob Marley.</text:p>
      <text:p text:style-name="Standard"/>
      <text:p text:style-name="Standard">- Sasaeng:</text:p>
      <text:p text:style-name="Standard">Incluimos con varias imágenes todos los discos que este gran artista publicó a lo largo de su vida.</text:p>
      <text:p text:style-name="Standard"/>
      <text:p text:style-name="Standard">- Belleza:</text:p>
      <text:p text:style-name="Standard">Incluimos un slider con 10 imágenes y 2 videos extraídos de youtube y totalmente responsivos, adaptándose por completo a la página.</text:p>
      <text:p text:style-name="Standard"/>
      <text:p text:style-name="Standard">- Romance:</text:p>
      <text:p text:style-name="Standard">Formulario de contacto.</text:p>
      <text:p text:style-name="Standard"/>
      <text:p text:style-name="Standard">-Abusos:</text:p>
      <text:p text:style-name="Standard">Formulario de contacto.</text:p>
      <text:p text:style-name="Standard"/>
      <text:p text:style-name="Standard"/>
      <text:p text:style-name="Standard"/>
      <text:h text:style-name="Título1" text:outline-level="1">3. Diseño de la página</text:h>
      <text:p text:style-name="Standard"/>
      <text:h text:style-name="Título3" text:outline-level="3">Paleta de colores</text:h>
      <text:p text:style-name="Standard">Se ha utilizado una paleta de colores en gama tierra juntando con un amarillo mostaza en el footer que le dan un aspecto atractivo y llamativo. En diversas partes de la página como por ejemplo el menú se ha utilizado una imagen de fondo en la resolución mínima necesaria para garantizar una carga rápida y un sitio optimizado.</text:p>
      <text:p text:style-name="Standard"/>
      <text:p text:style-name="Standard"/>
      <text:h text:style-name="Título3" text:outline-level="3">Uso <text:s/>de sprites css</text:h>
      <text:p text:style-name="Standard">Se ha utilizado la carga de sprites para los iconos de redes sociales del footer de la página, ganando así espacio y tiempo de carga al cargar todas las imágenes de un mismo archivo.</text:p>
      <text:p text:style-name="Standard"/>
      <text:p text:style-name="Standard"/>
      <text:h text:style-name="Título3" text:outline-level="3"/>
      <text:h text:style-name="P6" text:outline-level="3">Fuentes de Google o Font Awesome</text:h>
      <text:p text:style-name="Standard">Se ha utilizado la fuente de google Alegreya SC, para una mejor visualización del texto de la página. Esta fuente ha sido importada y puede verse en las primeras líneas de nuestro archivo .less o .css.</text:p>
      <text:p text:style-name="Standard"/>
      <text:p text:style-name="Standard"/>
      <text:h text:style-name="Título3" text:outline-level="3">Slider</text:h>
      <text:p text:style-name="Standard">El slider utilizado se ha obtenido por medio del css cargado del framework bootstrap junto con algunas modificaciones propias.</text:p>
      <text:p text:style-name="Standard"/>
      <text:p text:style-name="Standard"/>
      <text:h text:style-name="Título3" text:outline-level="3">Método de personalización de la página</text:h>
      <text:p text:style-name="Standard">La página se ha realizado partiendo de cero, es decir, todo ha sido realizado por el autor, …(modificar esta parte) en este caso. Toda la parte de less, html y javascript ha sido creada desde cero para la realización de este proyecto.</text:p>
      <text:p text:style-name="Standard"/>
      <text:p text:style-name="Standard"/>
      <text:h text:style-name="Título1" text:outline-level="1">4. Optimización de la página</text:h>
      <text:p text:style-name="Standard"/>
      <text:h text:style-name="Título3" text:outline-level="3">Optimización de imágenes</text:h>
      <text:p text:style-name="Standard">Las imágenes han sido optimizadas a una resolución máxima de 95 ppp dando lugar a un tiempo de carga menor y una gran optimización del sitio web.</text:p>
      <text:p text:style-name="Standard"/>
      <text:p text:style-name="Standard"/>
      <text:h text:style-name="Título3" text:outline-level="3">Archivos minificados</text:h>
      <text:p text:style-name="Standard">Los archivos pueden verse en su totalidad y bien tabulados,ademas de su versión minificada dentro del repositorio creado en github al cual se puede acceder desde la url<text:s/>(agregar url)</text:p>
      <text:p text:style-name="Standard">A la hora de la subida de archivos al servidor infenlaces.com se han minificado todos los archivos para favorecer los tiempos de carga de la página.</text:p>
      <text:p text:style-name="Standard"/>
      <text:p text:style-name="Standard"/>
      <text:h text:style-name="Título3" text:outline-level="3">Velocidad comprobada en pagespeed</text:h>
      <text:p text:style-name="Standard">Velocidad de la página web comprobada en pagespeed.</text:p>
      <text:p text:style-name="Standard">Puede visualizarse a través de la siguiente url<text:s/><text:a xlink:href="https://developers.google.com/speed/pagespeed/insights/?url=http%3A%2F%2Fivan.infenlaces.com%2Fbootstrap%2F" office:target-frame-name="_top" xlink:show="replace">https://developers.google.com/speed/pagespeed/insights/?url=http%3A%2F%2Fivan.infenlaces.com%2Fbootstrap%2F</text:a></text:p>
      <text:p text:style-name="Standard"/>
      <text:p text:style-name="Standard"/>
      <text:p text:style-name="Standard"/>
      <text:h text:style-name="P7" text:outline-level="1">5. Documentación obtenida</text:h>
      <text:p text:style-name="Standard"/>
      <text:p text:style-name="Standard">He obtenido la información necesaria para realizar esta página web a través de las siguientes fuentes:</text:p>
      <text:p text:style-name="Standard">-<text:s/><text:a xlink:href="http://www.subinet.es/minificar-css-js-html/" office:target-frame-name="_top" xlink:show="replace">http://www.subinet.es/minificar-css-js-html/</text:a></text:p>
      <text:p text:style-name="Standard">-<text:s/><text:a xlink:href="https://www.google.com/fonts/" office:target-frame-name="_top" xlink:show="replace">https://www.google.com/fonts/</text:a></text:p>
      <text:p text:style-name="Standard">-<text:s/><text:a xlink:href="http://librosweb.es/libro/bootstrap_3/" office:target-frame-name="_top" xlink:show="replace">http://librosweb.es/libro/bootstrap_3/</text:a></text:p>
      <text:p text:style-name="Standard">-<text:s/><text:a xlink:href="http://getbootstrap.com/" office:target-frame-name="_top" xlink:show="replace">http://getbootstrap.com/</text:a></text:p>
      <text:p text:style-name="Standard">- https://developers.google.com/speed/pagespeed/</text:p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ok </meta:initial-creator>
    <dc:creator>JAVIER STIVEN OSUNA MARIZANCEN</dc:creator>
    <meta:creation-date>2016-02-28T11:41:00Z</meta:creation-date>
    <dc:date>2023-11-10T03:00:00Z</dc:date>
    <meta:template xlink:href="Normal" xlink:type="simple"/>
    <meta:editing-cycles>6</meta:editing-cycles>
    <meta:editing-duration>PT3600S</meta:editing-duration>
    <meta:document-statistic meta:page-count="1" meta:paragraph-count="7" meta:word-count="560" meta:character-count="3637" meta:row-count="25" meta:non-whitespace-character-count="3084"/>
  </office:meta>
</office:document-meta>
</file>